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8f6b" officeooo:paragraph-rsid="00108f6b"/>
    </style:style>
    <style:style style:name="P2" style:family="paragraph" style:parent-style-name="Standard">
      <style:text-properties officeooo:rsid="00116fd8" officeooo:paragraph-rsid="00116fd8"/>
    </style:style>
    <style:style style:name="P3" style:family="paragraph" style:parent-style-name="Standard">
      <style:paragraph-properties fo:text-align="center" style:justify-single-word="false"/>
      <style:text-properties fo:font-size="16pt" fo:font-weight="bold" officeooo:rsid="00108f6b" officeooo:paragraph-rsid="00108f6b" style:font-size-asian="16pt" style:font-weight-asian="bold" style:font-size-complex="16pt" style:font-weight-complex="bold"/>
    </style:style>
    <style:style style:name="P4" style:family="paragraph" style:parent-style-name="Standard">
      <style:text-properties fo:font-weight="bold" officeooo:rsid="00108f6b" officeooo:paragraph-rsid="00108f6b" style:font-weight-asian="bold" style:font-weight-complex="bold"/>
    </style:style>
    <style:style style:name="P5" style:family="paragraph" style:parent-style-name="Standard">
      <style:text-properties fo:font-weight="bold" officeooo:rsid="00116fd8" officeooo:paragraph-rsid="00116fd8" style:font-weight-asian="bold" style:font-weight-complex="bold"/>
    </style:style>
    <style:style style:name="P6" style:family="paragraph" style:parent-style-name="Standard">
      <style:text-properties fo:font-weight="bold" officeooo:rsid="0012a667" officeooo:paragraph-rsid="0012a667" style:font-weight-asian="bold" style:font-weight-complex="bold"/>
    </style:style>
    <style:style style:name="P7" style:family="paragraph" style:parent-style-name="Standard">
      <style:text-properties fo:font-weight="bold" officeooo:rsid="001bcad2" officeooo:paragraph-rsid="001bcad2" style:font-weight-asian="bold" style:font-weight-complex="bold"/>
    </style:style>
    <style:style style:name="P8" style:family="paragraph" style:parent-style-name="Standard">
      <style:text-properties fo:font-weight="bold" officeooo:rsid="001bcad2" officeooo:paragraph-rsid="0020cac7" style:font-weight-asian="bold" style:font-weight-complex="bold"/>
    </style:style>
    <style:style style:name="P9" style:family="paragraph" style:parent-style-name="Standard">
      <style:text-properties fo:font-weight="bold" officeooo:rsid="001deda9" officeooo:paragraph-rsid="001deda9" style:font-weight-asian="bold" style:font-weight-complex="bold"/>
    </style:style>
    <style:style style:name="P10" style:family="paragraph" style:parent-style-name="Standard">
      <style:paragraph-properties fo:text-align="start" style:justify-single-word="false"/>
      <style:text-properties fo:font-weight="bold" officeooo:rsid="001b7b4c" officeooo:paragraph-rsid="001b7b4c" style:font-weight-asian="bold" style:font-weight-complex="bold"/>
    </style:style>
    <style:style style:name="P11" style:family="paragraph" style:parent-style-name="Standard">
      <style:text-properties fo:font-weight="bold" officeooo:rsid="0024294d" officeooo:paragraph-rsid="0024294d" style:font-weight-asian="bold" style:font-weight-complex="bold"/>
    </style:style>
    <style:style style:name="P12" style:family="paragraph" style:parent-style-name="Standard">
      <style:text-properties fo:font-weight="bold" officeooo:rsid="002a0ed6" officeooo:paragraph-rsid="002a0ed6" style:font-weight-asian="bold" style:font-weight-complex="bold"/>
    </style:style>
    <style:style style:name="P13" style:family="paragraph" style:parent-style-name="Standard">
      <style:text-properties fo:font-weight="bold" officeooo:rsid="002c3bfc" officeooo:paragraph-rsid="002c3bfc" style:font-weight-asian="bold" style:font-weight-complex="bold"/>
    </style:style>
    <style:style style:name="P14" style:family="paragraph" style:parent-style-name="Standard">
      <style:text-properties officeooo:rsid="0012a667" officeooo:paragraph-rsid="0012a667"/>
    </style:style>
    <style:style style:name="P15" style:family="paragraph" style:parent-style-name="Standard">
      <style:text-properties officeooo:rsid="001b7b4c" officeooo:paragraph-rsid="001b7b4c"/>
    </style:style>
    <style:style style:name="P16" style:family="paragraph" style:parent-style-name="Standard">
      <style:text-properties officeooo:rsid="001bcad2" officeooo:paragraph-rsid="001bcad2"/>
    </style:style>
    <style:style style:name="P17" style:family="paragraph" style:parent-style-name="Standard">
      <style:text-properties officeooo:rsid="001deda9" officeooo:paragraph-rsid="001deda9"/>
    </style:style>
    <style:style style:name="P18" style:family="paragraph" style:parent-style-name="Standard">
      <style:text-properties officeooo:rsid="001deda9" officeooo:paragraph-rsid="0020cac7"/>
    </style:style>
    <style:style style:name="P19" style:family="paragraph" style:parent-style-name="Standard">
      <style:text-properties fo:font-style="italic" style:text-underline-style="none" officeooo:rsid="001bcad2" officeooo:paragraph-rsid="001bcad2" style:font-style-asian="italic" style:font-style-complex="italic"/>
    </style:style>
    <style:style style:name="P20" style:family="paragraph" style:parent-style-name="Standard">
      <style:text-properties fo:font-style="italic" officeooo:rsid="001bcad2" officeooo:paragraph-rsid="001bcad2" style:font-style-asian="italic" style:font-style-complex="italic"/>
    </style:style>
    <style:style style:name="P21" style:family="paragraph" style:parent-style-name="Standard">
      <style:text-properties fo:font-style="italic" officeooo:rsid="001deda9" officeooo:paragraph-rsid="001deda9" style:font-style-asian="italic" style:font-style-complex="italic"/>
    </style:style>
    <style:style style:name="P22" style:family="paragraph" style:parent-style-name="Standard">
      <style:text-properties fo:font-style="italic" officeooo:rsid="001deda9" officeooo:paragraph-rsid="0020cac7" style:font-style-asian="italic" style:font-style-complex="italic"/>
    </style:style>
    <style:style style:name="P23" style:family="paragraph" style:parent-style-name="Standard">
      <style:text-properties fo:font-style="italic" officeooo:rsid="0024294d" officeooo:paragraph-rsid="0024294d" style:font-style-asian="italic" style:font-style-complex="italic"/>
    </style:style>
    <style:style style:name="P24" style:family="paragraph" style:parent-style-name="Standard">
      <style:text-properties fo:font-style="italic" officeooo:rsid="002a0ed6" officeooo:paragraph-rsid="002a0ed6" style:font-style-asian="italic" style:font-style-complex="italic"/>
    </style:style>
    <style:style style:name="P25" style:family="paragraph" style:parent-style-name="Standard">
      <style:text-properties fo:font-style="italic" officeooo:rsid="002c3bfc" officeooo:paragraph-rsid="002c3bfc" style:font-style-asian="italic" style:font-style-complex="italic"/>
    </style:style>
    <style:style style:name="P26" style:family="paragraph" style:parent-style-name="Standard">
      <style:text-properties fo:font-style="italic" officeooo:rsid="002c3bfc" officeooo:paragraph-rsid="002c7f62" style:font-style-asian="italic" style:font-style-complex="italic"/>
    </style:style>
    <style:style style:name="P27" style:family="paragraph" style:parent-style-name="Standard">
      <style:text-properties officeooo:rsid="0024294d" officeooo:paragraph-rsid="0024294d"/>
    </style:style>
    <style:style style:name="P28" style:family="paragraph" style:parent-style-name="Standard">
      <style:text-properties style:text-underline-style="solid" style:text-underline-width="auto" style:text-underline-color="font-color" officeooo:rsid="0024294d" officeooo:paragraph-rsid="0024294d"/>
    </style:style>
    <style:style style:name="P29" style:family="paragraph" style:parent-style-name="Standard">
      <style:text-properties style:text-underline-style="none" officeooo:rsid="0024294d" officeooo:paragraph-rsid="0024294d"/>
    </style:style>
    <style:style style:name="P30" style:family="paragraph" style:parent-style-name="Standard">
      <style:text-properties officeooo:rsid="002a0ed6" officeooo:paragraph-rsid="002a0ed6"/>
    </style:style>
    <style:style style:name="P31" style:family="paragraph" style:parent-style-name="Standard">
      <style:text-properties officeooo:rsid="002c3bfc" officeooo:paragraph-rsid="002c3bfc"/>
    </style:style>
    <style:style style:name="P32" style:family="paragraph" style:parent-style-name="Standard">
      <style:text-properties officeooo:rsid="002c3bfc" officeooo:paragraph-rsid="002c7f62"/>
    </style:style>
    <style:style style:name="P33" style:family="paragraph" style:parent-style-name="Standard">
      <style:text-properties officeooo:paragraph-rsid="00310ffc"/>
    </style:style>
    <style:style style:name="P34" style:family="paragraph" style:parent-style-name="Standard" style:list-style-name="L1">
      <style:text-properties officeooo:rsid="00108f6b" officeooo:paragraph-rsid="00108f6b"/>
    </style:style>
    <style:style style:name="P35" style:family="paragraph" style:parent-style-name="Standard" style:list-style-name="L2">
      <style:text-properties officeooo:paragraph-rsid="00116fd8"/>
    </style:style>
    <style:style style:name="P36" style:family="paragraph" style:parent-style-name="Standard" style:list-style-name="L2">
      <style:text-properties officeooo:rsid="00116fd8" officeooo:paragraph-rsid="00116fd8"/>
    </style:style>
    <style:style style:name="P37" style:family="paragraph" style:parent-style-name="Standard" style:list-style-name="L3">
      <style:text-properties officeooo:rsid="0012a667" officeooo:paragraph-rsid="0015cc25"/>
    </style:style>
    <style:style style:name="P38" style:family="paragraph" style:parent-style-name="Standard" style:list-style-name="L3">
      <style:text-properties officeooo:rsid="0012a667" officeooo:paragraph-rsid="0012a667"/>
    </style:style>
    <style:style style:name="P39" style:family="paragraph" style:parent-style-name="Standard" style:list-style-name="L4">
      <style:text-properties officeooo:rsid="0012a667" officeooo:paragraph-rsid="0012a667"/>
    </style:style>
    <style:style style:name="P40" style:family="paragraph" style:parent-style-name="Standard" style:list-style-name="L5">
      <style:text-properties officeooo:rsid="001b7b4c" officeooo:paragraph-rsid="001b7b4c"/>
    </style:style>
    <style:style style:name="P41" style:family="paragraph" style:parent-style-name="Standard" style:list-style-name="L6">
      <style:text-properties officeooo:rsid="001b7b4c" officeooo:paragraph-rsid="001b7b4c"/>
    </style:style>
    <style:style style:name="P42" style:family="paragraph" style:parent-style-name="Standard" style:list-style-name="L7">
      <style:text-properties officeooo:rsid="001b7b4c" officeooo:paragraph-rsid="001b7b4c"/>
    </style:style>
    <style:style style:name="P43" style:family="paragraph" style:parent-style-name="Standard" style:list-style-name="L6">
      <style:text-properties officeooo:rsid="001bcad2" officeooo:paragraph-rsid="001bcad2"/>
    </style:style>
    <style:style style:name="P44" style:family="paragraph" style:parent-style-name="Standard" style:list-style-name="L8">
      <style:text-properties officeooo:rsid="001bcad2" officeooo:paragraph-rsid="0020cac7"/>
    </style:style>
    <style:style style:name="P45" style:family="paragraph" style:parent-style-name="Standard" style:list-style-name="L8">
      <style:text-properties officeooo:rsid="001bcad2" officeooo:paragraph-rsid="001bcad2"/>
    </style:style>
    <style:style style:name="P46" style:family="paragraph" style:parent-style-name="Standard" style:list-style-name="L9">
      <style:text-properties officeooo:rsid="001bcad2" officeooo:paragraph-rsid="001bcad2"/>
    </style:style>
    <style:style style:name="P47" style:family="paragraph" style:parent-style-name="Standard" style:list-style-name="L10">
      <style:text-properties officeooo:rsid="001bcad2" officeooo:paragraph-rsid="001bcad2"/>
    </style:style>
    <style:style style:name="P48" style:family="paragraph" style:parent-style-name="Standard" style:list-style-name="L11">
      <style:text-properties officeooo:rsid="001bcad2" officeooo:paragraph-rsid="001bcad2"/>
    </style:style>
    <style:style style:name="P49" style:family="paragraph" style:parent-style-name="Standard" style:list-style-name="L11">
      <style:text-properties officeooo:rsid="001deda9" officeooo:paragraph-rsid="001deda9"/>
    </style:style>
    <style:style style:name="P50" style:family="paragraph" style:parent-style-name="Standard" style:list-style-name="L12">
      <style:text-properties officeooo:rsid="001deda9" officeooo:paragraph-rsid="001deda9"/>
    </style:style>
    <style:style style:name="P51" style:family="paragraph" style:parent-style-name="Standard" style:list-style-name="L13">
      <style:text-properties officeooo:rsid="001deda9" officeooo:paragraph-rsid="001deda9"/>
    </style:style>
    <style:style style:name="P52" style:family="paragraph" style:parent-style-name="Standard" style:list-style-name="L14">
      <style:text-properties officeooo:rsid="001deda9" officeooo:paragraph-rsid="001deda9"/>
    </style:style>
    <style:style style:name="P53" style:family="paragraph" style:parent-style-name="Standard" style:list-style-name="L15">
      <style:text-properties officeooo:rsid="001deda9" officeooo:paragraph-rsid="001deda9"/>
    </style:style>
    <style:style style:name="P54" style:family="paragraph" style:parent-style-name="Standard" style:list-style-name="L16">
      <style:text-properties officeooo:rsid="001deda9" officeooo:paragraph-rsid="001deda9"/>
    </style:style>
    <style:style style:name="P55" style:family="paragraph" style:parent-style-name="Standard" style:list-style-name="L17">
      <style:text-properties officeooo:rsid="001deda9" officeooo:paragraph-rsid="001deda9"/>
    </style:style>
    <style:style style:name="P56" style:family="paragraph" style:parent-style-name="Standard" style:list-style-name="L19">
      <style:text-properties officeooo:rsid="001deda9" officeooo:paragraph-rsid="001deda9"/>
    </style:style>
    <style:style style:name="P57" style:family="paragraph" style:parent-style-name="Standard" style:list-style-name="L19">
      <style:text-properties officeooo:rsid="001deda9" officeooo:paragraph-rsid="0020cac7"/>
    </style:style>
    <style:style style:name="P58" style:family="paragraph" style:parent-style-name="Standard" style:list-style-name="L20">
      <style:text-properties officeooo:rsid="001deda9" officeooo:paragraph-rsid="001deda9"/>
    </style:style>
    <style:style style:name="P59" style:family="paragraph" style:parent-style-name="Standard" style:list-style-name="L21">
      <style:text-properties officeooo:rsid="001deda9" officeooo:paragraph-rsid="001deda9"/>
    </style:style>
    <style:style style:name="P60" style:family="paragraph" style:parent-style-name="Standard" style:list-style-name="L18">
      <style:text-properties fo:font-style="italic" officeooo:rsid="001deda9" officeooo:paragraph-rsid="001deda9" style:font-style-asian="italic" style:font-style-complex="italic"/>
    </style:style>
    <style:style style:name="P61" style:family="paragraph" style:parent-style-name="Standard">
      <style:text-properties fo:font-style="italic" officeooo:rsid="003f1964" officeooo:paragraph-rsid="003f1964" style:font-style-asian="italic" style:font-style-complex="italic"/>
    </style:style>
    <style:style style:name="P62" style:family="paragraph" style:parent-style-name="Standard">
      <style:text-properties fo:font-style="italic" officeooo:rsid="003fae51" officeooo:paragraph-rsid="003fae51" style:font-style-asian="italic" style:font-style-complex="italic"/>
    </style:style>
    <style:style style:name="P63" style:family="paragraph" style:parent-style-name="Standard">
      <style:text-properties fo:font-style="italic" officeooo:rsid="0040e5f2" officeooo:paragraph-rsid="0040e5f2" style:font-style-asian="italic" style:font-style-complex="italic"/>
    </style:style>
    <style:style style:name="P64" style:family="paragraph" style:parent-style-name="Standard" style:list-style-name="L22">
      <style:text-properties officeooo:rsid="0024294d" officeooo:paragraph-rsid="0024294d"/>
    </style:style>
    <style:style style:name="P65" style:family="paragraph" style:parent-style-name="Standard" style:list-style-name="L23">
      <style:text-properties officeooo:rsid="0024294d" officeooo:paragraph-rsid="0024294d"/>
    </style:style>
    <style:style style:name="P66" style:family="paragraph" style:parent-style-name="Standard" style:list-style-name="L24">
      <style:text-properties officeooo:rsid="0024294d" officeooo:paragraph-rsid="0024294d"/>
    </style:style>
    <style:style style:name="P67" style:family="paragraph" style:parent-style-name="Standard" style:list-style-name="L25">
      <style:text-properties officeooo:rsid="0024294d" officeooo:paragraph-rsid="0024294d"/>
    </style:style>
    <style:style style:name="P68" style:family="paragraph" style:parent-style-name="Standard" style:list-style-name="L26">
      <style:text-properties officeooo:rsid="0024294d" officeooo:paragraph-rsid="0024294d"/>
    </style:style>
    <style:style style:name="P69" style:family="paragraph" style:parent-style-name="Standard" style:list-style-name="L27">
      <style:text-properties officeooo:rsid="0024294d" officeooo:paragraph-rsid="0024294d"/>
    </style:style>
    <style:style style:name="P70" style:family="paragraph" style:parent-style-name="Standard" style:list-style-name="L28">
      <style:text-properties officeooo:rsid="0024294d" officeooo:paragraph-rsid="0024294d"/>
    </style:style>
    <style:style style:name="P71" style:family="paragraph" style:parent-style-name="Standard" style:list-style-name="L29">
      <style:text-properties officeooo:rsid="0024294d" officeooo:paragraph-rsid="0024294d"/>
    </style:style>
    <style:style style:name="P72" style:family="paragraph" style:parent-style-name="Standard" style:list-style-name="L30">
      <style:text-properties officeooo:rsid="0024294d" officeooo:paragraph-rsid="0024294d"/>
    </style:style>
    <style:style style:name="P73" style:family="paragraph" style:parent-style-name="Standard" style:list-style-name="L31">
      <style:text-properties officeooo:rsid="0024294d" officeooo:paragraph-rsid="0024294d"/>
    </style:style>
    <style:style style:name="P74" style:family="paragraph" style:parent-style-name="Standard" style:list-style-name="L40">
      <style:text-properties officeooo:rsid="0024294d" officeooo:paragraph-rsid="0024294d"/>
    </style:style>
    <style:style style:name="P75" style:family="paragraph" style:parent-style-name="Standard" style:list-style-name="L32">
      <style:text-properties officeooo:rsid="002a0ed6" officeooo:paragraph-rsid="002a0ed6"/>
    </style:style>
    <style:style style:name="P76" style:family="paragraph" style:parent-style-name="Standard" style:list-style-name="L33">
      <style:text-properties officeooo:rsid="002a0ed6" officeooo:paragraph-rsid="002a0ed6"/>
    </style:style>
    <style:style style:name="P77" style:family="paragraph" style:parent-style-name="Standard" style:list-style-name="L34">
      <style:text-properties officeooo:rsid="002a0ed6" officeooo:paragraph-rsid="002a0ed6"/>
    </style:style>
    <style:style style:name="P78" style:family="paragraph" style:parent-style-name="Standard" style:list-style-name="L35">
      <style:text-properties officeooo:rsid="002a0ed6" officeooo:paragraph-rsid="002a0ed6"/>
    </style:style>
    <style:style style:name="P79" style:family="paragraph" style:parent-style-name="Standard" style:list-style-name="L36">
      <style:text-properties officeooo:rsid="002a0ed6" officeooo:paragraph-rsid="002a0ed6"/>
    </style:style>
    <style:style style:name="P80" style:family="paragraph" style:parent-style-name="Standard" style:list-style-name="L37">
      <style:text-properties officeooo:rsid="002a0ed6" officeooo:paragraph-rsid="002a0ed6"/>
    </style:style>
    <style:style style:name="P81" style:family="paragraph" style:parent-style-name="Standard" style:list-style-name="L38">
      <style:text-properties officeooo:rsid="002a0ed6" officeooo:paragraph-rsid="002a0ed6"/>
    </style:style>
    <style:style style:name="P82" style:family="paragraph" style:parent-style-name="Standard" style:list-style-name="L39">
      <style:text-properties officeooo:rsid="002a0ed6" officeooo:paragraph-rsid="002a0ed6"/>
    </style:style>
    <style:style style:name="P83" style:family="paragraph" style:parent-style-name="Standard" style:list-style-name="L40">
      <style:text-properties officeooo:rsid="002a0ed6" officeooo:paragraph-rsid="002a0ed6"/>
    </style:style>
    <style:style style:name="P84" style:family="paragraph" style:parent-style-name="Standard" style:list-style-name="L41">
      <style:text-properties officeooo:rsid="002c3bfc" officeooo:paragraph-rsid="002c3bfc"/>
    </style:style>
    <style:style style:name="P85" style:family="paragraph" style:parent-style-name="Standard">
      <style:text-properties officeooo:rsid="002c3bfc" officeooo:paragraph-rsid="00310ffc"/>
    </style:style>
    <style:style style:name="P86" style:family="paragraph" style:parent-style-name="Standard" style:list-style-name="L42">
      <style:text-properties officeooo:rsid="002c3bfc" officeooo:paragraph-rsid="00310ffc"/>
    </style:style>
    <style:style style:name="P87" style:family="paragraph" style:parent-style-name="Standard" style:list-style-name="L43">
      <style:text-properties officeooo:rsid="002c3bfc" officeooo:paragraph-rsid="002c7f62"/>
    </style:style>
    <style:style style:name="P88" style:family="paragraph" style:parent-style-name="Standard" style:list-style-name="L44">
      <style:text-properties officeooo:rsid="002c3bfc" officeooo:paragraph-rsid="002c7f62"/>
    </style:style>
    <style:style style:name="P89" style:family="paragraph" style:parent-style-name="Standard">
      <style:text-properties officeooo:rsid="002c3bfc" officeooo:paragraph-rsid="002c3bfc"/>
    </style:style>
    <style:style style:name="P90" style:family="paragraph" style:parent-style-name="Standard" style:list-style-name="L42">
      <style:text-properties officeooo:rsid="002c7f62" officeooo:paragraph-rsid="002c7f62"/>
    </style:style>
    <style:style style:name="P91" style:family="paragraph" style:parent-style-name="Standard">
      <style:text-properties officeooo:rsid="003de37e" officeooo:paragraph-rsid="003de37e"/>
    </style:style>
    <style:style style:name="P92" style:family="paragraph" style:parent-style-name="Standard" style:list-style-name="L47">
      <style:text-properties officeooo:rsid="003de37e" officeooo:paragraph-rsid="003de37e"/>
    </style:style>
    <style:style style:name="P93" style:family="paragraph" style:parent-style-name="Standard" style:list-style-name="L50">
      <style:text-properties officeooo:rsid="003de37e" officeooo:paragraph-rsid="003de37e"/>
    </style:style>
    <style:style style:name="P94" style:family="paragraph" style:parent-style-name="Standard" style:list-style-name="L50">
      <style:text-properties officeooo:rsid="003de37e" officeooo:paragraph-rsid="00428114"/>
    </style:style>
    <style:style style:name="P95" style:family="paragraph" style:parent-style-name="Standard">
      <style:text-properties officeooo:rsid="003de37e" officeooo:paragraph-rsid="00428114"/>
    </style:style>
    <style:style style:name="P96" style:family="paragraph" style:parent-style-name="Standard">
      <style:text-properties officeooo:rsid="003f1964" officeooo:paragraph-rsid="003f1964"/>
    </style:style>
    <style:style style:name="P97" style:family="paragraph" style:parent-style-name="Standard" style:list-style-name="L49">
      <style:text-properties officeooo:rsid="003f1964" officeooo:paragraph-rsid="003f1964"/>
    </style:style>
    <style:style style:name="P98" style:family="paragraph" style:parent-style-name="Standard">
      <style:text-properties officeooo:rsid="003fae51" officeooo:paragraph-rsid="003fae51"/>
    </style:style>
    <style:style style:name="P99" style:family="paragraph" style:parent-style-name="Standard">
      <style:text-properties officeooo:rsid="0040e5f2" officeooo:paragraph-rsid="0040e5f2"/>
    </style:style>
    <style:style style:name="P100" style:family="paragraph" style:parent-style-name="Standard" style:list-style-name="L51">
      <style:text-properties officeooo:rsid="0040e5f2" officeooo:paragraph-rsid="0040e5f2"/>
    </style:style>
    <style:style style:name="P101" style:family="paragraph" style:parent-style-name="Standard" style:list-style-name="L52">
      <style:text-properties officeooo:rsid="0040e5f2" officeooo:paragraph-rsid="0040e5f2"/>
    </style:style>
    <style:style style:name="P102" style:family="paragraph" style:parent-style-name="Standard" style:list-style-name="L53">
      <style:text-properties officeooo:rsid="0040e5f2" officeooo:paragraph-rsid="0040e5f2"/>
    </style:style>
    <style:style style:name="P103" style:family="paragraph" style:parent-style-name="Standard" style:list-style-name="L53">
      <style:text-properties officeooo:rsid="0040e5f2" officeooo:paragraph-rsid="0042ffd3"/>
    </style:style>
    <style:style style:name="P104" style:family="paragraph" style:parent-style-name="Standard" style:list-style-name="L54">
      <style:text-properties officeooo:rsid="0040e5f2" officeooo:paragraph-rsid="0040e5f2"/>
    </style:style>
    <style:style style:name="P105" style:family="paragraph" style:parent-style-name="Standard" style:list-style-name="L55">
      <style:text-properties officeooo:rsid="0040e5f2" officeooo:paragraph-rsid="0040e5f2"/>
    </style:style>
    <style:style style:name="P106" style:family="paragraph" style:parent-style-name="Standard" style:list-style-name="L56">
      <style:text-properties officeooo:rsid="0040e5f2" officeooo:paragraph-rsid="0040e5f2"/>
    </style:style>
    <style:style style:name="P107" style:family="paragraph" style:parent-style-name="Standard">
      <style:text-properties fo:font-weight="bold" officeooo:rsid="003de37e" officeooo:paragraph-rsid="003de37e" style:font-weight-asian="bold" style:font-weight-complex="bold"/>
    </style:style>
    <style:style style:name="P108" style:family="paragraph" style:parent-style-name="Standard" style:list-style-name="L50">
      <style:text-properties officeooo:paragraph-rsid="003de37e"/>
    </style:style>
    <style:style style:name="P109" style:family="paragraph" style:parent-style-name="Standard">
      <style:text-properties officeooo:rsid="00428114" officeooo:paragraph-rsid="00428114"/>
    </style:style>
    <style:style style:name="P110" style:family="paragraph" style:parent-style-name="Standard">
      <style:text-properties style:text-underline-style="solid" style:text-underline-width="auto" style:text-underline-color="font-color" officeooo:rsid="0040e5f2" officeooo:paragraph-rsid="0040e5f2"/>
    </style:style>
    <style:style style:name="P111" style:family="paragraph" style:parent-style-name="Standard">
      <style:text-properties style:text-underline-style="solid" style:text-underline-width="auto" style:text-underline-color="font-color" officeooo:rsid="0040e5f2" officeooo:paragraph-rsid="0042ffd3"/>
    </style:style>
    <style:style style:name="T1" style:family="text">
      <style:text-properties officeooo:rsid="00116fd8"/>
    </style:style>
    <style:style style:name="T2" style:family="text">
      <style:text-properties style:text-line-through-style="none" style:text-line-through-type="none"/>
    </style:style>
    <style:style style:name="T3" style:family="text">
      <style:text-properties style:text-line-through-style="none" style:text-line-through-type="none" officeooo:rsid="0012a667"/>
    </style:style>
    <style:style style:name="T4" style:family="text">
      <style:text-properties style:text-line-through-style="none" style:text-line-through-type="none" officeooo:rsid="00116fd8"/>
    </style:style>
    <style:style style:name="T5" style:family="text">
      <style:text-properties style:text-line-through-style="none" style:text-line-through-type="none" officeooo:rsid="00199972"/>
    </style:style>
    <style:style style:name="T6" style:family="text">
      <style:text-properties officeooo:rsid="00143f9c"/>
    </style:style>
    <style:style style:name="T7" style:family="text">
      <style:text-properties officeooo:rsid="0015cc25"/>
    </style:style>
    <style:style style:name="T8" style:family="text">
      <style:text-properties fo:font-style="italic" style:font-style-asian="italic" style:font-style-complex="italic"/>
    </style:style>
    <style:style style:name="T9" style:family="text">
      <style:text-properties officeooo:rsid="0016befc"/>
    </style:style>
    <style:style style:name="T10" style:family="text">
      <style:text-properties officeooo:rsid="00171a7c"/>
    </style:style>
    <style:style style:name="T11" style:family="text">
      <style:text-properties officeooo:rsid="00198463"/>
    </style:style>
    <style:style style:name="T12" style:family="text">
      <style:text-properties officeooo:rsid="00199972"/>
    </style:style>
    <style:style style:name="T13" style:family="text">
      <style:text-properties officeooo:rsid="001bcad2"/>
    </style:style>
    <style:style style:name="T14" style:family="text">
      <style:text-properties officeooo:rsid="001c3f4b"/>
    </style:style>
    <style:style style:name="T15" style:family="text">
      <style:text-properties officeooo:rsid="0020cac7"/>
    </style:style>
    <style:style style:name="T16" style:family="text">
      <style:text-properties officeooo:rsid="00254d9f"/>
    </style:style>
    <style:style style:name="T17" style:family="text">
      <style:text-properties officeooo:rsid="002ddcf2"/>
    </style:style>
    <style:style style:name="T18" style:family="text">
      <style:text-properties officeooo:rsid="0030eaf2"/>
    </style:style>
    <style:style style:name="T19" style:family="text">
      <style:text-properties officeooo:rsid="00326648"/>
    </style:style>
    <style:style style:name="T20" style:family="text">
      <style:text-properties officeooo:rsid="00336660"/>
    </style:style>
    <style:style style:name="T21" style:family="text">
      <style:text-properties officeooo:rsid="0034c7f1"/>
    </style:style>
    <style:style style:name="T22" style:family="text">
      <style:text-properties officeooo:rsid="0036512f"/>
    </style:style>
    <style:style style:name="T23" style:family="text">
      <style:text-properties officeooo:rsid="003de37e"/>
    </style:style>
    <style:style style:name="T24" style:family="text">
      <style:text-properties officeooo:rsid="0040e5f2"/>
    </style:style>
    <style:style style:name="T25" style:family="text">
      <style:text-properties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officeooo:rsid="0042ff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WS</text:p>
      <text:p text:style-name="P1"/>
      <text:p text:style-name="P4">IAM (Identity and Access Management)</text:p>
      <text:list xml:id="list3035722450" text:style-name="L1">
        <text:list-item>
          <text:p text:style-name="P34">IAM is used to controll access to AWS services. It contains user, groups, roles.</text:p>
        </text:list-item>
        <text:list-item>
          <text:p text:style-name="P34">User – Physical person</text:p>
        </text:list-item>
        <text:list-item>
          <text:p text:style-name="P34"><text:span text:style-name="T7">G</text:span>roup- group of user for easily managing permissions and access</text:p>
        </text:list-item>
        <text:list-item>
          <text:p text:style-name="P34"><text:span text:style-name="T7">R</text:span>ole- assigned to application</text:p>
        </text:list-item>
      </text:list>
      <text:p text:style-name="P1"/>
      <text:p text:style-name="P5">EC2 (Amazon Elastic Compute Cloud)</text:p>
      <text:p text:style-name="P2"><text:span text:style-name="T11">Actual hardware for use in warehouse</text:span>. (<text:span text:style-name="T8">EC2 machines</text:span>)</text:p>
      <text:p text:style-name="P2">It provides processing <text:span text:style-name="T8">power</text:span>, <text:span text:style-name="T8">storage</text:span>, <text:span text:style-name="T8">network</text:span>, <text:span text:style-name="T8">security</text:span>.</text:p>
      <text:p text:style-name="P2">How to launch an <text:span text:style-name="T7">I</text:span>nstance<text:span text:style-name="T7">(Virtual Computing Environment)</text:span>:</text:p>
      <text:list xml:id="list2180311174" text:style-name="L2">
        <text:list-item>
          <text:p text:style-name="P36">Select an AMI( Amazon Machine Image)- Amazon Linux 2 <text:s/>latest and free</text:p>
        </text:list-item>
        <text:list-item>
          <text:p text:style-name="P36">Select <text:span text:style-name="T11">instance </text:span>type, storage, tags, security groups</text:p>
        </text:list-item>
        <text:list-item>
          <text:p text:style-name="P36">If you are using SSH, download key-value pair in form of .pev file.</text:p>
        </text:list-item>
        <text:list-item>
          <text:p text:style-name="P36">Chnage .pev file’s permission to 0400 “chmod 0400 filename”. <text:span text:style-name="T10">If permission is not 0400 or lesser, you wont be able to access the instance for security reason.</text:span></text:p>
        </text:list-item>
        <text:list-item>
          <text:p text:style-name="P35"><text:span text:style-name="T1">$ SSH -</text:span><text:span text:style-name="T4">i file.pev ec2-user@ip</text:span><text:span text:style-name="T5">_</text:span><text:span text:style-name="T4">of_instance</text:span></text:p>
        </text:list-item>
        <text:list-item>
          <text:p text:style-name="P36"><text:span text:style-name="T2">exit or ^</text:span><text:span text:style-name="T3">d</text:span><text:span text:style-name="T2"> to logout from ssh</text:span></text:p>
        </text:list-item>
      </text:list>
      <text:p text:style-name="P2"/>
      <text:p text:style-name="P6">Security Groups (S.G)</text:p>
      <text:list xml:id="list3889589577" text:style-name="L3">
        <text:list-item>
          <text:p text:style-name="P37"><text:span text:style-name="T7">F</text:span>undamental of network security in Amazon Cloud</text:p>
        </text:list-item>
        <text:list-item>
          <text:p text:style-name="P38">Controll inbound,outbound traffic to/from ec2 machine</text:p>
        </text:list-item>
        <text:list-item>
          <text:p text:style-name="P38">SG is not a part of ec2. It is a seperate entity. i.e. it lives “outside” ec2</text:p>
        </text:list-item>
        <text:list-item>
          <text:p text:style-name="P38">SG can be attached to multiple ec2 and vice versa.</text:p>
        </text:list-item>
        <text:list-item>
          <text:p text:style-name="P38">SG is specific to region. i.e. if you <text:span text:style-name="T12">change</text:span> region and VPC combination you have to create new SG.</text:p>
        </text:list-item>
        <text:list-item>
          <text:p text:style-name="P38">Good practice is to maintain a seperate SG for <text:s/>SSH access.</text:p>
        </text:list-item>
        <text:list-item>
          <text:p text:style-name="P38">If time out then SG issue.</text:p>
        </text:list-item>
        <text:list-item>
          <text:p text:style-name="P38">If connection denied <text:span text:style-name="T7">then </text:span>ec2 application issue.</text:p>
        </text:list-item>
        <text:list-item>
          <text:p text:style-name="P38">Inbound is all traffic comming into ec2</text:p>
        </text:list-item>
        <text:list-item>
          <text:p text:style-name="P38">Outbound is all traffice going out of ec2</text:p>
        </text:list-item>
        <text:list-item>
          <text:p text:style-name="P38"><text:span text:style-name="T7">D</text:span>efault : all inbound traffic is blocked. All outbound traffic is authorized.</text:p>
        </text:list-item>
        <text:list-item>
          <text:p text:style-name="P38">SG has rule to regulate access. If rules/conditions are matched then request is passed to ec2 machine. Things you can specify in rules:name, Type,protocol,Port Number/Range, Source(where request should comming from), Description. As mentioned above, if no rules are specified then all request are denied and will be timedout. Source 0.0.0.0/0 means any ip can make request.</text:p>
        </text:list-item>
      </text:list>
      <text:list xml:id="list2036471215" text:style-name="L4">
        <text:list-item>
          <text:p text:style-name="P39">You can reference one security group from another. <text:span text:style-name="T6">It helps in load balancing.</text:span> It is explained in example below. We will use m1,m2,m3 and so on as ec2 machine names and sg1,sg2 for SG. Suppose m1 has sg1 attached to it. <text:span text:style-name="T9">s</text:span>g1 has a rule that allows/authorized sg2 . That means, all requests from machine <text:span text:style-name="T12">that </text:span>have sg2 as a security <text:span text:style-name="T9">group</text:span> will be authorized. So if m2 has sg2 attached and m3 <text:span text:style-name="T9">has</text:span> sg3 attached then m2 will be able to make successful request<text:span text:style-name="T9">s</text:span> to m1 while m3 won’t. <text:span text:style-name="T6">Suppose there is another machine m0 which has sg0 attached then m0 will also be able to make request to m1.</text:span></text:p>
        </text:list-item>
      </text:list>
      <text:p text:style-name="P14"/>
      <text:p text:style-name="P14"/>
      <text:p text:style-name="P14"/>
      <text:p text:style-name="P14"/>
      <text:p text:style-name="P14"/>
      <text:p text:style-name="P14"/>
      <text:p text:style-name="P14"/>
      <text:p text:style-name="P14"><text:soft-page-break/></text:p>
      <text:p text:style-name="P14"/>
      <text:p text:style-name="P10">Public IP vs Private IP vs Elastic IP</text:p>
      <text:list xml:id="list3063655665" text:style-name="L5">
        <text:list-item>
          <text:p text:style-name="P40">Public IP is unique over the internet. </text:p>
        </text:list-item>
        <text:list-item>
          <text:p text:style-name="P40">Private IP is unique over a private network. Two different private network can have same ip.</text:p>
        </text:list-item>
        <text:list-item>
          <text:p text:style-name="P40">Private IP communicate to internet using Internet gayway(proxy).</text:p>
        </text:list-item>
        <text:list-item>
          <text:p text:style-name="P40">Elastic IP: Fixed IP for EC2 instastance.</text:p>
        </text:list-item>
      </text:list>
      <text:list xml:id="list2338755899" text:style-name="L6">
        <text:list-item>
          <text:p text:style-name="P41">Need: When we stop ec2 instance, public ip is deallocated and when we start it again we will be assigned a new public IP. If we want to use a fixed IP for an ec2 instance, we can use elastic IP.</text:p>
        </text:list-item>
        <text:list-item>
          <text:p text:style-name="P41">We get 5 elastic IP which are billable.</text:p>
        </text:list-item>
        <text:list-item>
          <text:p text:style-name="P41">You can create/get Elastic IP by clicking elastic IP under Network and security <text:s/>section.</text:p>
        </text:list-item>
        <text:list-item>
          <text:p text:style-name="P41">You have to <text:span text:style-name="T13">allocate</text:span> an elastic IP to an instance.</text:p>
        </text:list-item>
        <text:list-item>
          <text:p text:style-name="P43">When we attach elastic IP to instance, We will be billed while instance is running.</text:p>
        </text:list-item>
        <text:list-item>
          <text:p text:style-name="P43">We can disassociate and release elastic IP.</text:p>
        </text:list-item>
        <text:list-item>
          <text:p text:style-name="P41">Avoid using elastic IP because it reflects bad architectural decisions.</text:p>
        </text:list-item>
      </text:list>
      <text:list xml:id="list3295545353" text:style-name="L7">
        <text:list-item>
          <text:p text:style-name="P42">When EC2 is assigned a public IP and a private IP.</text:p>
        </text:list-item>
        <text:list-item>
          <text:p text:style-name="P42">We can use private IP inside SSH.(not to connect to ec2 instance. For that use public IP)</text:p>
        </text:list-item>
      </text:list>
      <text:p text:style-name="P15"/>
      <text:p text:style-name="P8"/>
      <text:p text:style-name="P8">EC2 User Data</text:p>
      <text:list xml:id="list1004875569" text:style-name="L8">
        <text:list-item>
          <text:p text:style-name="P44">User data is script that is used to bootstrap ec2 instance.</text:p>
        </text:list-item>
        <text:list-item>
          <text:p text:style-name="P45">Userdata only runs once while the instance first starts and not everytime we start an instance.</text:p>
        </text:list-item>
        <text:list-item>
          <text:p text:style-name="P45">Longer user data script will make boot time to longer of an ec2 instance.</text:p>
        </text:list-item>
        <text:list-item>
          <text:p text:style-name="P45">User data script is run a root so we dont need to sudo.We can specify user data when creating an ec2-instace.cofigure instance-&gt;Advance Configuration. OR if instance is already created then right clicking on instance-&gt;instance setting-&gt;view/change user data.</text:p>
        </text:list-item>
      </text:list>
      <text:p text:style-name="P16"/>
      <text:p text:style-name="P7">EC2 Instance Types</text:p>
      <text:p text:style-name="P19"><text:span text:style-name="T15">1) </text:span>On Demand Instance</text:p>
      <text:list xml:id="list1377390366" text:style-name="L9">
        <text:list-item>
          <text:p text:style-name="P46">We have used this while learning.</text:p>
        </text:list-item>
        <text:list-item>
          <text:p text:style-name="P46">It starts on demand whenever we want.</text:p>
        </text:list-item>
        <text:list-item>
          <text:p text:style-name="P46">We pay for what we use and billing starts after one minute.</text:p>
        </text:list-item>
        <text:list-item>
          <text:p text:style-name="P46">Highest Cost but no upfront payment</text:p>
        </text:list-item>
        <text:list-item>
          <text:p text:style-name="P46">No long term commitment</text:p>
        </text:list-item>
        <text:list-item>
          <text:p text:style-name="P46">Recommended for Short work load, Predictable price</text:p>
        </text:list-item>
      </text:list>
      <text:p text:style-name="P16"/>
      <text:p text:style-name="P20"><text:span text:style-name="T15">2) </text:span>EC2 Reserved Instace</text:p>
      <text:list xml:id="list1037981348" text:style-name="L10">
        <text:list-item>
          <text:p text:style-name="P47">We reserved an instance for period upto 1 or 3 year</text:p>
        </text:list-item>
        <text:list-item>
          <text:p text:style-name="P47">Reserve a specif type of instace(t2.micro,t2.small)</text:p>
        </text:list-item>
        <text:list-item>
          <text:p text:style-name="P47">Recommended for steady state usage application (like database)</text:p>
        </text:list-item>
        <text:list-item>
          <text:p text:style-name="P47">Up to 75% discount</text:p>
        </text:list-item>
      </text:list>
      <text:p text:style-name="P16"/>
      <text:p text:style-name="P16"><text:span text:style-name="T15">3) </text:span>EC2 Convertable Reserved Instance</text:p>
      <text:list xml:id="list2559859892" text:style-name="L11">
        <text:list-item>
          <text:p text:style-name="P48">Same as reserved instance <text:span text:style-name="T14">but we can change the instance type</text:span></text:p>
        </text:list-item>
        <text:list-item>
          <text:p text:style-name="P49">Up yo 54% discount</text:p>
        </text:list-item>
      </text:list>
      <text:p text:style-name="P17"/>
      <text:p text:style-name="P21"><text:span text:style-name="T15">4) </text:span>EC2 Scheduled Reserved Instance</text:p>
      <text:list xml:id="list4273674213" text:style-name="L12">
        <text:list-item>
          <text:p text:style-name="P50">We reserve an instance but it only runs on a scheduled time. For example 1 hour in a day or 1 day in week/month.</text:p>
        </text:list-item>
      </text:list>
      <text:p text:style-name="P17"/>
      <text:p text:style-name="P21"><text:soft-page-break/><text:span text:style-name="T15">5) </text:span>EC2 Stop instance</text:p>
      <text:list xml:id="list1917961348" text:style-name="L13">
        <text:list-item>
          <text:p text:style-name="P51">We bid for instance. When get <text:s/>the instance while we have highest bid.</text:p>
        </text:list-item>
        <text:list-item>
          <text:p text:style-name="P51">If someone bids more that us, We get a 2 minute warning and instance is deallocated.</text:p>
        </text:list-item>
        <text:list-item>
          <text:p text:style-name="P51"/>
        </text:list-item>
        <text:list-item>
          <text:p text:style-name="P51">Used for task when it doesnt matter if task abruptly stop and all work done is gone. Like <text:s/>batch jobs, Data analysis.</text:p>
        </text:list-item>
        <text:list-item>
          <text:p text:style-name="P51">Not great for critical jobs or database.</text:p>
        </text:list-item>
      </text:list>
      <text:p text:style-name="P17"/>
      <text:p text:style-name="P21"><text:span text:style-name="T15">6) </text:span>EC2 Dedicated Host</text:p>
      <text:list xml:id="list4176639974" text:style-name="L14">
        <text:list-item>
          <text:p text:style-name="P52">We have access to entire server, for our use only.</text:p>
        </text:list-item>
        <text:list-item>
          <text:p text:style-name="P52">Full control over EC2 <text:s/>instance placement.</text:p>
        </text:list-item>
        <text:list-item>
          <text:p text:style-name="P52">Visibility to underlying sockets, physical cores of the hardware.</text:p>
        </text:list-item>
        <text:list-item>
          <text:p text:style-name="P52">Allocated for a 3 year period.</text:p>
        </text:list-item>
        <text:list-item>
          <text:p text:style-name="P52">More expesive</text:p>
        </text:list-item>
        <text:list-item>
          <text:p text:style-name="P52">Use case: For companies having strict policies or complience needs.</text:p>
        </text:list-item>
      </text:list>
      <text:p text:style-name="P17"/>
      <text:p text:style-name="P21"><text:span text:style-name="T15">7) </text:span>EC2 Dedicated Instance</text:p>
      <text:list xml:id="list367612482" text:style-name="L15">
        <text:list-item>
          <text:p text:style-name="P53">Instance dedicated to running hardware specific to us.</text:p>
        </text:list-item>
        <text:list-item>
          <text:p text:style-name="P53">May share hardware with other instances in same account.</text:p>
        </text:list-item>
        <text:list-item>
          <text:p text:style-name="P53">No control over instance placement.</text:p>
        </text:list-item>
        <text:list-item>
          <text:p text:style-name="P53">If we stop and start instance, we might be allocated a different hardware.</text:p>
        </text:list-item>
      </text:list>
      <text:p text:style-name="P17"/>
      <text:p text:style-name="P9">EC2 Pricing</text:p>
      <text:list xml:id="list2314177545" text:style-name="L16">
        <text:list-item>
          <text:p text:style-name="P54">Prices are listed based on an hour.</text:p>
        </text:list-item>
        <text:list-item>
          <text:p text:style-name="P54">Prices depends upon following parameter</text:p>
        </text:list-item>
        <text:list-item>
          <text:p text:style-name="P54">Region</text:p>
        </text:list-item>
        <text:list-item>
          <text:p text:style-name="P54">Instance type ( ex. t2.micro)</text:p>
        </text:list-item>
        <text:list-item>
          <text:p text:style-name="P54">On demand vs Reserved etc</text:p>
        </text:list-item>
        <text:list-item>
          <text:p text:style-name="P54">Operating System.</text:p>
        </text:list-item>
        <text:list-item>
          <text:p text:style-name="P54">Storage, Network,load balancing</text:p>
        </text:list-item>
        <text:list-item>
          <text:p text:style-name="P54">We are billed by the second. We are billed minimum of 60 seconds. Example, If we use instace for 30 secs, we get billed for 60 sec. If we use it for 90 secsm we get billed for 90 secs.</text:p>
        </text:list-item>
        <text:list-item>
          <text:p text:style-name="P54">We do NOT pay, if instance is not running.</text:p>
        </text:list-item>
      </text:list>
      <text:p text:style-name="P17"/>
      <text:p text:style-name="P9">AMI (Amazon Machine Image)</text:p>
      <text:list xml:id="list3305862370" text:style-name="L17">
        <text:list-item>
          <text:p text:style-name="P55">There are many AMI available for different prices such as ubuntu,windows, fedora, Amazon Linux.</text:p>
        </text:list-item>
        <text:list-item>
          <text:p text:style-name="P55">We can use/make custom images that comes preloaded with software usefull for our specific task.</text:p>
        </text:list-item>
        <text:list-item>
          <text:p text:style-name="P55">AMI is available only within a specific region.</text:p>
        </text:list-item>
      </text:list>
      <text:p text:style-name="P17"/>
      <text:p text:style-name="P9">EC2 Instances</text:p>
      <text:list xml:id="list2637383837" text:style-name="L18">
        <text:list-item>
          <text:p text:style-name="P60">Every ec2-instance have 5 characteristics</text:p>
        </text:list-item>
      </text:list>
      <text:list xml:id="list939120615" text:style-name="L19">
        <text:list-item>
          <text:p text:style-name="P56">RAM</text:p>
        </text:list-item>
        <text:list-item>
          <text:p text:style-name="P56">CPU</text:p>
        </text:list-item>
        <text:list-item>
          <text:p text:style-name="P56">I/O</text:p>
        </text:list-item>
        <text:list-item>
          <text:p text:style-name="P56">Network</text:p>
        </text:list-item>
        <text:list-item>
          <text:p text:style-name="P57">GPU</text:p>
        </text:list-item>
      </text:list>
      <text:p text:style-name="P18"/>
      <text:p text:style-name="P18"/>
      <text:p text:style-name="P18"/>
      <text:p text:style-name="P22"><text:soft-page-break/></text:p>
      <text:p text:style-name="P22">t2/t3 instance type</text:p>
      <text:list xml:id="list1156867153" text:style-name="L20">
        <text:list-item>
          <text:p text:style-name="P58">This type of instance supports something called “burst”. Burst is when our instance suddenly required a performance boost. AWS has a credit system. We can use credits to handle burst. If burst happens and we dont have enough credits then performance will be affected.</text:p>
        </text:list-item>
        <text:list-item>
          <text:p text:style-name="P58">Amazon released a new feature in Nov 2017(no need to remember the time) call “T2 Unlimited” where we can have unlimited burst time but we get charged when we run out of credits. Credits are obtained over time.</text:p>
        </text:list-item>
      </text:list>
      <text:p text:style-name="P17"/>
      <text:p text:style-name="P9">EC2 Check List</text:p>
      <text:list xml:id="list3136515782" text:style-name="L21">
        <text:list-item>
          <text:p text:style-name="P59">You should know</text:p>
        </text:list-item>
        <text:list-item>
          <text:p text:style-name="P59">how to SSH into EC2 and change permission of .pem file</text:p>
        </text:list-item>
        <text:list-item>
          <text:p text:style-name="P59">how to properly use security groups</text:p>
        </text:list-item>
        <text:list-item>
          <text:p text:style-name="P59">fundamental difference between public vs private vs elastic IP</text:p>
        </text:list-item>
        <text:list-item>
          <text:p text:style-name="P59">How to use User data to customize <text:s/>instance at boot time</text:p>
        </text:list-item>
        <text:list-item>
          <text:p text:style-name="P59">We can build custom AMI</text:p>
        </text:list-item>
        <text:list-item>
          <text:p text:style-name="P59">EC2 instance are billed by the second and we can created and destroy instance easily.</text:p>
        </text:list-item>
      </text:list>
      <text:p text:style-name="P17"/>
      <text:p text:style-name="P17"/>
      <text:p text:style-name="P11">EC2 Load Balancer (ELB)</text:p>
      <text:p text:style-name="P23">What is Load Balancer?</text:p>
      <text:list xml:id="list1900405374" text:style-name="L22">
        <text:list-item>
          <text:p text:style-name="P64">Load balancers are servers that forward internet traffic to multiple servers.</text:p>
          <text:p text:style-name="P64"/>
        </text:list-item>
      </text:list>
      <text:p text:style-name="P23">Why use load balancer?</text:p>
      <text:list xml:id="list1475605902" text:style-name="L23">
        <text:list-item>
          <text:p text:style-name="P65">Single DNS for application</text:p>
          <text:list>
            <text:list-header>
              <text:p text:style-name="P65">i.e. your instances on which the application is running can have different IPs but client will only need DNS of load balancer.</text:p>
            </text:list-header>
          </text:list>
        </text:list-item>
      </text:list>
      <text:list xml:id="list2026942956" text:style-name="L24">
        <text:list-item>
          <text:p text:style-name="P66">Handles failure of Instance</text:p>
          <text:list>
            <text:list-header>
              <text:p text:style-name="P66">Load Balancer will do health check and if instances fail the health check, Load Balancer wont direct traffic to that instance.</text:p>
            </text:list-header>
          </text:list>
        </text:list-item>
        <text:list-item>
          <text:p text:style-name="P66">Performs Health Check</text:p>
          <text:list>
            <text:list-header>
              <text:p text:style-name="P66">Health Check is load balancer sending request to instance periodically. If instance responds with ‘200 OK’ then instance is healthy.</text:p>
            </text:list-header>
          </text:list>
        </text:list-item>
        <text:list-item>
          <text:p text:style-name="P66">Provide HTTPS (SSL termination) for websites</text:p>
        </text:list-item>
        <text:list-item>
          <text:p text:style-name="P66">High avaibility across zones.</text:p>
        </text:list-item>
        <text:list-item>
          <text:p text:style-name="P66">Enforces stickiness with cookies</text:p>
          <text:list>
            <text:list-header>
              <text:p text:style-name="P66">i.e. User will communicate with same instance. This is done using storing cookies in load balancer.(not in application server)</text:p>
            </text:list-header>
          </text:list>
        </text:list-item>
        <text:list-item>
          <text:p text:style-name="P66">Load balancer to instance <text:span text:style-name="T19">communication</text:span> or data transfer is called downstream.</text:p>
        </text:list-item>
        <text:list-item>
          <text:p text:style-name="P66">Seperate public traffic from private traffic</text:p>
        </text:list-item>
      </text:list>
      <text:p text:style-name="P27"/>
      <text:p text:style-name="P23">Why use AWS’s ELB?</text:p>
      <text:list xml:id="list3152986718" text:style-name="L25">
        <text:list-item>
          <text:p text:style-name="P67">It is managed by AWS and it gaurantees its working.</text:p>
        </text:list-item>
        <text:list-item>
          <text:p text:style-name="P67">AWS takes care of upgrades, maintainance, high avaibility.</text:p>
        </text:list-item>
        <text:list-item>
          <text:p text:style-name="P67">It costs less.</text:p>
        </text:list-item>
        <text:list-item>
          <text:p text:style-name="P67">You can use AWS services with it</text:p>
        </text:list-item>
        <text:list-item>
          <text:p text:style-name="P67">We can setup public or private ELB</text:p>
        </text:list-item>
      </text:list>
      <text:p text:style-name="P27"/>
      <text:p text:style-name="P23">Types of ELB</text:p>
      <text:p text:style-name="P27">1) Classic Load Balancer (CLB) v1</text:p>
      <text:list xml:id="list1370871888" text:style-name="L26">
        <text:list-item>
          <text:p text:style-name="P68">It is deprecated. <text:s/>It is old generation which was released in 2009</text:p>
        </text:list-item>
        <text:list-item>
          <text:p text:style-name="P68">If you want to load balance 5 different applications, you need 5 CLB</text:p>
        </text:list-item>
      </text:list>
      <text:p text:style-name="P27"><text:soft-page-break/></text:p>
      <text:p text:style-name="P27"><text:span text:style-name="T16">2) </text:span>Application Load Balancer (ALB) v2</text:p>
      <text:list xml:id="list2740751682" text:style-name="L27">
        <text:list-item>
          <text:p text:style-name="P69">It uses/works on layer 7 which is HTTP</text:p>
        </text:list-item>
        <text:list-item>
          <text:p text:style-name="P69">It can handle multiple apps across machines.</text:p>
        </text:list-item>
        <text:list-item>
          <text:p text:style-name="P69">It groups this application in target group.</text:p>
        </text:list-item>
        <text:list-item>
          <text:p text:style-name="P69">It can group multiple application on same machine.</text:p>
        </text:list-item>
        <text:list-item>
          <text:p text:style-name="P69">Load balancing is done by using route or hostname in URL</text:p>
        </text:list-item>
        <text:list-item>
          <text:p text:style-name="P69">ALB is great for micro services and container application.</text:p>
        </text:list-item>
        <text:list-item>
          <text:p text:style-name="P69">It supports dynamic port mapping.</text:p>
        </text:list-item>
      </text:list>
      <text:p text:style-name="P27"/>
      <text:p text:style-name="P28">Good things to know about ALB</text:p>
      <text:list xml:id="list2693088430" text:style-name="L28">
        <text:list-item>
          <text:p text:style-name="P70">stickiness can be enabled at the target group level</text:p>
        </text:list-item>
        <text:list-item>
          <text:p text:style-name="P70">same request goes to same instance</text:p>
        </text:list-item>
        <text:list-item>
          <text:p text:style-name="P70">stickiness is generated by ALB(not app. <text:span text:style-name="T20">sever</text:span>)</text:p>
        </text:list-item>
        <text:list-item>
          <text:p text:style-name="P70">ALB supports HTTP/HTTPS and websocket protocol</text:p>
        </text:list-item>
        <text:list-item>
          <text:p text:style-name="P70">Application server dont see IP of the client direct</text:p>
        </text:list-item>
        <text:list-item>
          <text:p text:style-name="P70">Application server can access client IP using “x-forwarded-for” header and port and protocol using X-forwarded-port and X-forwarded-proto</text:p>
        </text:list-item>
        <text:list-item>
          <text:p text:style-name="P70">Application server will see the private ip of load balancer</text:p>
        </text:list-item>
      </text:list>
      <text:p text:style-name="P27"/>
      <text:p text:style-name="P29"><text:span text:style-name="T16">3) </text:span>Network Load Balancer (NLB)</text:p>
      <text:list xml:id="list1666602571" text:style-name="L29">
        <text:list-item>
          <text:p text:style-name="P71">It works on layer4 which is TCP level</text:p>
        </text:list-item>
        <text:list-item>
          <text:p text:style-name="P71">It is superfast. It can handle millions of request per second.</text:p>
        </text:list-item>
        <text:list-item>
          <text:p text:style-name="P71">It supports static IP and elastic IP</text:p>
        </text:list-item>
        <text:list-item>
          <text:p text:style-name="P71">It has less latency-100ms(vs 400ms ALB)</text:p>
        </text:list-item>
        <text:list-item>
          <text:p text:style-name="P71">NLB is used for extreme performance and should not be you default <text:span text:style-name="T20">load</text:span> balancer</text:p>
        </text:list-item>
      </text:list>
      <text:p text:style-name="P27"/>
      <text:p text:style-name="P23">ELB(general) Good to Know Things</text:p>
      <text:list xml:id="list2787583398" text:style-name="L30">
        <text:list-item>
          <text:p text:style-name="P72">CLB- Deprecated</text:p>
        </text:list-item>
        <text:list-item>
          <text:p text:style-name="P72">ALB- HTTP/HTTPS and Web Sockets</text:p>
        </text:list-item>
        <text:list-item>
          <text:p text:style-name="P72">NLB- TCP</text:p>
        </text:list-item>
        <text:list-item>
          <text:p text:style-name="P72">CLB and ALB supports SSL certification and SSL termination</text:p>
        </text:list-item>
        <text:list-item>
          <text:p text:style-name="P72">ALL Load balancer can do health check</text:p>
        </text:list-item>
        <text:list-item>
          <text:p text:style-name="P72">ALB can route based on hostname/path</text:p>
        </text:list-item>
        <text:list-item>
          <text:p text:style-name="P72">ALB is great fit with ECS(Docker)</text:p>
        </text:list-item>
        <text:list-item>
          <text:p text:style-name="P72">Any Load Balancer has a static hostname. We get a URL and should alwats use that URL instead of resolving URL and using underlying IP</text:p>
        </text:list-item>
        <text:list-item>
          <text:p text:style-name="P72">Load Balancer can scale but not instantaneously. You should contact AWS for “Warm Up” <text:s/>before scaling.</text:p>
        </text:list-item>
        <text:list-item>
          <text:p text:style-name="P72">Instance served with NLB directly see the client IP</text:p>
        </text:list-item>
        <text:list-item>
          <text:p text:style-name="P72">4xx are client induced errors</text:p>
        </text:list-item>
        <text:list-item>
          <text:p text:style-name="P72">5xx are application induced errors.</text:p>
        </text:list-item>
        <text:list-item>
          <text:p text:style-name="P72">503 errors means load balancer doesnt not have capacity or there is no registered target</text:p>
        </text:list-item>
        <text:list-item>
          <text:p text:style-name="P72">If load balancer can’t connect to application, check security group.</text:p>
        </text:list-item>
      </text:list>
      <text:p text:style-name="P27"/>
      <text:p text:style-name="P23">Security Tip</text:p>
      <text:list xml:id="list304969548" text:style-name="L31">
        <text:list-item>
          <text:p text:style-name="P73">If we use a Load balancer to access instance, We want to make sure that it cant be accessed directly. So we change the rule in SG of instance such that it only accepts request comming from load balancer. We can do this by refering SG of Load Balancer in inbound rule of SG of instance.</text:p>
        </text:list-item>
      </text:list>
      <text:p text:style-name="P27"/>
      <text:p text:style-name="P27"/>
      <text:p text:style-name="P12"><text:soft-page-break/>Auto Scaling Groups (ASG)</text:p>
      <text:p text:style-name="P24">Why we need ASG?</text:p>
      <text:list xml:id="list3129550900" text:style-name="L32">
        <text:list-item>
          <text:p text:style-name="P75">The load/traffic on your website can change so ASG will add/remove instances depening upon the load.</text:p>
        </text:list-item>
      </text:list>
      <text:p text:style-name="P24">Goals of AGS</text:p>
      <text:list xml:id="list719050749" text:style-name="L33">
        <text:list-item>
          <text:p text:style-name="P76">Scale out:Add ec2-instaces to match an increased load</text:p>
        </text:list-item>
        <text:list-item>
          <text:p text:style-name="P76">Scale in: Remove ec-2 Instances to match an decreased load</text:p>
        </text:list-item>
        <text:list-item>
          <text:p text:style-name="P76">Ensure we can have a minimum and maximum number of instances running.</text:p>
        </text:list-item>
        <text:list-item>
          <text:p text:style-name="P76">Automatically register a new instance to load balancer</text:p>
        </text:list-item>
      </text:list>
      <text:p text:style-name="P24">ASG have following attribute</text:p>
      <text:list xml:id="list2863614429" text:style-name="L34">
        <text:list-item>
          <text:p text:style-name="P77">ASG config.</text:p>
        </text:list-item>
      </text:list>
      <text:list xml:id="list1983488422" text:style-name="L35">
        <text:list-item>
          <text:p text:style-name="P78">AMI + Instance Type</text:p>
        </text:list-item>
        <text:list-item>
          <text:p text:style-name="P78">EC2 user data</text:p>
        </text:list-item>
        <text:list-item>
          <text:p text:style-name="P78"><text:span text:style-name="T18">E</text:span>BS volume</text:p>
        </text:list-item>
        <text:list-item>
          <text:p text:style-name="P78">Security group</text:p>
        </text:list-item>
        <text:list-item>
          <text:p text:style-name="P78">SSH key pair</text:p>
        </text:list-item>
      </text:list>
      <text:list xml:id="list2147230525" text:style-name="L36">
        <text:list-item>
          <text:p text:style-name="P79">Min size / Max siz/ Desired Capacity</text:p>
        </text:list-item>
        <text:list-item>
          <text:p text:style-name="P79">Network + subnet information</text:p>
        </text:list-item>
        <text:list-item>
          <text:p text:style-name="P79">Load balancer information</text:p>
        </text:list-item>
        <text:list-item>
          <text:p text:style-name="P79">Scaling Policies</text:p>
        </text:list-item>
        <text:list-item>
          <text:p text:style-name="P79">Scaling policies are policies that tell ASG when to scale in/out</text:p>
        </text:list-item>
      </text:list>
      <text:p text:style-name="P30"/>
      <text:p text:style-name="P24">Auto Scaling Alarms</text:p>
      <text:list xml:id="list3594576259" text:style-name="L37">
        <text:list-item>
          <text:p text:style-name="P80">It is possible to scale an ASG based on Cloudwatch alarms</text:p>
        </text:list-item>
        <text:list-item>
          <text:p text:style-name="P80">Alarms monitor a matrix ( such as CPU usage)</text:p>
        </text:list-item>
        <text:list-item>
          <text:p text:style-name="P80">Metrics are computed for overall ASG insta<text:span text:style-name="T21">n</text:span>ces( Not based upon performance of a single instance)</text:p>
        </text:list-item>
        <text:list-item>
          <text:p text:style-name="P80">Based On alarm,We can create scale out <text:s/>and scale in policies</text:p>
        </text:list-item>
      </text:list>
      <text:p text:style-name="P30"/>
      <text:p text:style-name="P24">AutoScaling New Rules</text:p>
      <text:list xml:id="list3312608186" text:style-name="L38">
        <text:list-item>
          <text:p text:style-name="P81">Target average CPU usage</text:p>
        </text:list-item>
        <text:list-item>
          <text:p text:style-name="P81">Number of request per instance</text:p>
        </text:list-item>
        <text:list-item>
          <text:p text:style-name="P81">Average network in/out</text:p>
        </text:list-item>
        <text:list-item>
          <text:p text:style-name="P81">These rules are easy to understand for ex. I want 1000 request per instance. Or I want 40% CPU usage</text:p>
        </text:list-item>
        <text:list-item>
          <text:p text:style-name="P81">Depending upon the rule, asg will scale in/out</text:p>
        </text:list-item>
        <text:list-item>
          <text:p text:style-name="P81">We can also specify Custom metric. How that works?</text:p>
        </text:list-item>
      </text:list>
      <text:list xml:id="list2116147509" text:style-name="L39">
        <text:list-item>
          <text:p text:style-name="P82">Send custom metric from application on ec2 to cloudwatch</text:p>
        </text:list-item>
        <text:list-item>
          <text:p text:style-name="P82">Create cloudwatch alarm to react to low/high values of that metric</text:p>
        </text:list-item>
        <text:list-item>
          <text:p text:style-name="P82">Use the cloud watch alarm as scaling policies for ASG</text:p>
        </text:list-item>
      </text:list>
      <text:p text:style-name="P30"/>
      <text:p text:style-name="P24">ASG Good to Know</text:p>
      <text:list xml:id="list1056704853" text:style-name="L40">
        <text:list-item>
          <text:p text:style-name="P83">ASG uses launch config and if you want to update asg, you can update asg config.</text:p>
        </text:list-item>
        <text:list-item>
          <text:p text:style-name="P83">IAM role attached to asg will get attached to instances.</text:p>
        </text:list-item>
        <text:list-item>
          <text:p text:style-name="P83">ASG are free. We only pay for underlying resources such as instances</text:p>
        </text:list-item>
        <text:list-item>
          <text:p text:style-name="P83">If we are using asg and suppose an instance gets terminated for some reason, asg will restart it(extra safety)</text:p>
        </text:list-item>
        <text:list-item>
          <text:p text:style-name="P83">ASG will terminate instances that are mark unhealthy by Load balancer( and replace them).</text:p>
          <text:p text:style-name="P74"/>
        </text:list-item>
      </text:list>
      <text:p text:style-name="P27"/>
      <text:p text:style-name="P27"/>
      <text:p text:style-name="P27"/>
      <text:p text:style-name="P13"><text:soft-page-break/>EBS Volume ( Elastic Block Store)</text:p>
      <text:p text:style-name="P25">Why we need it?</text:p>
      <text:list xml:id="list3549592926" text:style-name="L41">
        <text:list-item>
          <text:p text:style-name="P84">When we terminate our instance, we loose the root volume along with all the data stored in it. So we need a way to store our instance data somewhere.It allows our instace data to persist.</text:p>
        </text:list-item>
        <text:list-item>
          <text:p text:style-name="P84">An ebs is a network drive(not physical drive) which you can attach to your instaces while they run. </text:p>
        </text:list-item>
        <text:list-item>
          <text:p text:style-name="P84">It uses network to communicate with instance, so there might be a bit latency.</text:p>
        </text:list-item>
        <text:list-item>
          <text:p text:style-name="P84">It can be detached from an ec2-instance and attached to another quickly.</text:p>
        </text:list-item>
        <text:list-item>
          <text:p text:style-name="P84">It is locked on in the avaibility zone. Only if instance/LB and ebs is in same AZ then they can be attached.</text:p>
        </text:list-item>
        <text:list-item>
          <text:p text:style-name="P84">To move ebs across AZ, we need to take snapshop of it.</text:p>
        </text:list-item>
        <text:list-item>
          <text:p text:style-name="P84">EBS have a provisioned capacity(size in GB and IOPS[i/o per sec])</text:p>
        </text:list-item>
        <text:list-item>
          <text:p text:style-name="P84">We get billed for all the provisioned capacity even if we dont use all of it.</text:p>
          <text:p text:style-name="P84"/>
        </text:list-item>
      </text:list>
      <text:p text:style-name="P25">EBS Volume Type</text:p>
      <text:p text:style-name="P32">BS Volumes come in 4 types</text:p>
      <text:p text:style-name="P32">• GP2 (SSD): General purpose SSD volume that balances price and performance for a</text:p>
      <text:p text:style-name="P32">wide variety of workloads</text:p>
      <text:p text:style-name="P32">• IO1 (SSD): Highest-performance SSD volume for mission-critical low-latency or high-</text:p>
      <text:p text:style-name="P32">throughput workloads</text:p>
      <text:p text:style-name="P32">• ST1 (HDD): Low cost HDD volume designed for frequently accessed, throughput-</text:p>
      <text:p text:style-name="P32">intensive workloads</text:p>
      <text:p text:style-name="P32">• SC1 (HDD): Lowest cost HDD volume designed for less frequently accessed workloads</text:p>
      <text:p text:style-name="P32">• EBS Volumes are characterized in Size | Throughput | IOPS</text:p>
      <text:p text:style-name="P32">• When in doubt always consult the AWS documentation – it’s good!</text:p>
      <text:p text:style-name="P85">• We’ve been only using GP2 volumes so far</text:p>
      <text:p text:style-name="P33"/>
      <text:list xml:id="list136797091" text:style-name="L42">
        <text:list-item>
          <text:p text:style-name="P86">We can only increase the EBS volume’s Size(any type), IOPS (only in type IO1)</text:p>
        </text:list-item>
        <text:list-item>
          <text:p text:style-name="P90">After resizing an EBS volume, you need to repartition your drive to use it.</text:p>
        </text:list-item>
      </text:list>
      <text:p text:style-name="P32"/>
      <text:p text:style-name="P26">EBS Snapshots</text:p>
      <text:p text:style-name="P32">EBS Volumes can be backed up using “snapshots”</text:p>
      <text:p text:style-name="P32">• Snapshots only take the actual space of the blocks on the volume</text:p>
      <text:p text:style-name="P32">• If you snapshot a 100GB drive that only has 5 GB of data, then your EBS</text:p>
      <text:p text:style-name="P32">snapshot will only be 5GB</text:p>
      <text:p text:style-name="P32">• Snapshots are used for:</text:p>
      <text:p text:style-name="P32">• Backups: ensuring you can save your data in case of catastrophe</text:p>
      <text:p text:style-name="P32">• Volume migration</text:p>
      <text:p text:style-name="P32">• Resizing a volume down</text:p>
      <text:p text:style-name="P32">• Changing the volume type</text:p>
      <text:p text:style-name="P32">• Encrypt a volume</text:p>
      <text:p text:style-name="P32"/>
      <text:p text:style-name="P26">EBS Encryption</text:p>
      <text:p text:style-name="P32">When you create an encrypted EBS volume, you get the following:</text:p>
      <text:list xml:id="list2180395510" text:style-name="L43">
        <text:list-item>
          <text:p text:style-name="P87">Data at rest is encrypted inside the volume( i.e. data stored inside ebs)</text:p>
        </text:list-item>
      </text:list>
      <text:list xml:id="list1751702359" text:style-name="L44">
        <text:list-item>
          <text:p text:style-name="P88">All the data in flight moving between the instance and the volume is encrypted</text:p>
        </text:list-item>
        <text:list-item>
          <text:p text:style-name="P88">All snapshots are encrypted</text:p>
        </text:list-item>
        <text:list-item>
          <text:p text:style-name="P88">All volumes created from the snapshot<text:span text:style-name="T22">(All above are encrypted)</text:span></text:p>
        </text:list-item>
      </text:list>
      <text:p text:style-name="P32">• Encryption and decryption are handled transparently (you have nothing</text:p>
      <text:p text:style-name="P32">to do)</text:p>
      <text:p text:style-name="P32">• Encryption has a minimal impact on latency</text:p>
      <text:p text:style-name="P32"><text:soft-page-break/>• EBS Encryption leverages keys from KMS (AES-256)</text:p>
      <text:p text:style-name="P32">• Copying an unencrypted snapshot allows encryption </text:p>
      <text:p text:style-name="P31"/>
      <text:p text:style-name="P31"/>
      <text:p text:style-name="P25">EBS vs Instance Store</text:p>
      <text:p text:style-name="P31">Some instance do not come with Root EBS volumes</text:p>
      <text:p text:style-name="P31">Instead, they come with “Instance Store”.</text:p>
      <text:p text:style-name="P31">Instance store is physically attached to the machine</text:p>
      <text:p text:style-name="P31">Pros:</text:p>
      <text:p text:style-name="P31">• Better I/O performance</text:p>
      <text:p text:style-name="P31">Cons:</text:p>
      <text:p text:style-name="P31">• On termination, the instance store is lost</text:p>
      <text:p text:style-name="P31">• You can’t resize the instance store</text:p>
      <text:p text:style-name="P31">• Backups must be operated by the user</text:p>
      <text:p text:style-name="P31">• Overall, EBS-backed instances should fit most applications workloads</text:p>
      <text:p text:style-name="P31"/>
      <text:p text:style-name="P31"/>
      <text:p text:style-name="P31"/>
      <text:p text:style-name="P25">EBS <text:span text:style-name="T17">Good To Know</text:span></text:p>
      <text:p text:style-name="P31">EBS can be attached to only one instance at a time</text:p>
      <text:p text:style-name="P31">• EBS are locked at the AZ level</text:p>
      <text:p text:style-name="P31">• Migrating an EBS volume across AZ means first backing it up (snapshot),</text:p>
      <text:p text:style-name="P31">then recreating it in the other AZ</text:p>
      <text:p text:style-name="P31">• EBS backups use IO and you shouldn’t run them while your application</text:p>
      <text:p text:style-name="P31">is handling a lot of traffic</text:p>
      <text:p text:style-name="P31">• Root EBS Volumes of instances get terminated by default if the EC2</text:p>
      <text:p text:style-name="P31">instance gets terminated. (you can disable that)</text:p>
      <text:p text:style-name="P31"/>
      <text:p text:style-name="P31"/>
      <text:p text:style-name="P107">Route 53</text:p>
      <text:list xml:id="list1146263853" text:style-name="L47">
        <text:list-item>
          <text:p text:style-name="P92">Route53 is a Managed DNS (Domain Name System)</text:p>
        </text:list-item>
        <text:list-item>
          <text:p text:style-name="P92">DNS is a collection of rules and records which helps clients understand how to reach a server through URLs.</text:p>
        </text:list-item>
        <text:list-item>
          <text:p text:style-name="P92">In AWS, the most common records are:</text:p>
        </text:list-item>
      </text:list>
      <text:list xml:id="list232645324" text:style-name="L50">
        <text:list-item>
          <text:p text:style-name="P108"><text:span text:style-name="T23">A: URL to IPv4</text:span></text:p>
        </text:list-item>
        <text:list-item>
          <text:p text:style-name="P93">AAAA: URL to IPv6</text:p>
        </text:list-item>
        <text:list-item>
          <text:p text:style-name="P93">CNAME: URL to URL</text:p>
        </text:list-item>
        <text:list-item>
          <text:p text:style-name="P94">Alias: URL to AWS resource.</text:p>
        </text:list-item>
        <text:list-item>
          <text:p text:style-name="P94"/>
        </text:list-item>
      </text:list>
      <text:p text:style-name="P95">Web browsers sends website name to route 53, route 53 response with coresponding ip so web browser can send request to that IP.</text:p>
      <text:p text:style-name="P91">Overall Route53 is not much used in the AWS Certified Developer Exam</text:p>
      <text:p text:style-name="P91">• You should know all the record types</text:p>
      <text:p text:style-name="P91">• You should know to use Alias records over CNAME for AWS resources</text:p>
      <text:p text:style-name="P91"/>
      <text:p text:style-name="P91"/>
      <text:p text:style-name="P91"/>
      <text:p text:style-name="P91"/>
      <text:p text:style-name="P91"/>
      <text:p text:style-name="P91"/>
      <text:p text:style-name="P91"/>
      <text:p text:style-name="P91"/>
      <text:p text:style-name="P91"><text:soft-page-break/></text:p>
      <text:p text:style-name="P91"/>
      <text:p text:style-name="P96"><text:span text:style-name="T25">RDS (Relational Database Service)</text:span></text:p>
      <text:p text:style-name="P96">• It’s a managed DB service for DB use SQL as a query language.</text:p>
      <text:p text:style-name="P96">• It allows you to create databases in the cloud that are managed by AWS</text:p>
      <text:list xml:id="list3871687978" text:style-name="L49">
        <text:list-item>
          <text:p text:style-name="P97">Postgres</text:p>
        </text:list-item>
        <text:list-item>
          <text:p text:style-name="P97">Oracle</text:p>
        </text:list-item>
        <text:list-item>
          <text:p text:style-name="P97">MySQL</text:p>
        </text:list-item>
        <text:list-item>
          <text:p text:style-name="P97">MariaDB</text:p>
        </text:list-item>
        <text:list-item>
          <text:p text:style-name="P97">Oracle</text:p>
        </text:list-item>
        <text:list-item>
          <text:p text:style-name="P97">Microsoft SQL Server</text:p>
        </text:list-item>
        <text:list-item>
          <text:p text:style-name="P97">Aurora (AWS Proprietary database)</text:p>
        </text:list-item>
      </text:list>
      <text:p text:style-name="P96"/>
      <text:p text:style-name="P61">Advantage over using RDS versus deploying DB on EC2</text:p>
      <text:p text:style-name="P96">• Managed service:</text:p>
      <text:p text:style-name="P96">• OS patching level</text:p>
      <text:p text:style-name="P96">• Continuous backups and restore to specific timestamp (Point in Time Restore)!</text:p>
      <text:p text:style-name="P96">• Monitoring dashboards</text:p>
      <text:p text:style-name="P96">• Read replicas for improved read performance</text:p>
      <text:p text:style-name="P96">• Multi AZ setup for DR (Disaster Recovery)</text:p>
      <text:p text:style-name="P96">• Maintenance windows for upgrades</text:p>
      <text:p text:style-name="P96">• Scaling capability (vertical and horizontal)</text:p>
      <text:p text:style-name="P96">• Con: BUT you can’t SSH into your instances</text:p>
      <text:p text:style-name="P96"/>
      <text:p text:style-name="P61">RDS Read Replicas for read scalability</text:p>
      <text:p text:style-name="P61"/>
      <text:p text:style-name="P98">What is Replica and Why use it?</text:p>
      <text:p text:style-name="P98">Suppose, you have an application and RDS instance as DB. Your application communicates with RDS instance for reading/writing data. After sometime, you notice your application is performing lots of read operation so you can a “read replica” which is kind of read only RDS instance.</text:p>
      <text:p text:style-name="P109"/>
      <text:p text:style-name="P109">Features:</text:p>
      <text:p text:style-name="P98">• Up to 5 Read Replicas</text:p>
      <text:p text:style-name="P98">• Within AZ, Cross AZ or Cross Region</text:p>
      <text:p text:style-name="P98">• Replication is ASYNC, so reads are eventually consistent</text:p>
      <text:p text:style-name="P98">• Replicas can be promoted to their own DB</text:p>
      <text:p text:style-name="P98">• Applications must update the connection string to leverage read replicas <text:span text:style-name="T24">i.e. if you have one master and two read replicas then you will have 3 different connection strings.</text:span></text:p>
      <text:p text:style-name="P98"/>
      <text:p text:style-name="P62">RDS Multi AZ (Disaster Recovery)</text:p>
      <text:p text:style-name="P62"/>
      <text:p text:style-name="P99">What is Multi AZ and Why should we use it?</text:p>
      <text:p text:style-name="P99">It is used for disaster management and not scaling. RDS multi AZ is SYN replication of RDS instance in another AZ so when there is a failure in master RDS instance due to any reasons, the replica can take place of the master RDS instance.</text:p>
      <text:p text:style-name="P109"/>
      <text:p text:style-name="P109">Features:</text:p>
      <text:list xml:id="list3118898233" text:style-name="L51">
        <text:list-item>
          <text:p text:style-name="P100">One DNS name – automatic app failover to standby</text:p>
        </text:list-item>
        <text:list-item>
          <text:p text:style-name="P100">Increase availability</text:p>
        </text:list-item>
        <text:list-item>
          <text:p text:style-name="P100">Failover in case of loss of AZ, loss of network, instance or storage failure</text:p>
        </text:list-item>
        <text:list-item>
          <text:p text:style-name="P100">No manual intervention in apps</text:p>
        </text:list-item>
        <text:list-item>
          <text:p text:style-name="P100">Not used for scaling</text:p>
        </text:list-item>
      </text:list>
      <text:p text:style-name="P99"><text:soft-page-break/></text:p>
      <text:p text:style-name="P99"/>
      <text:p text:style-name="P99"/>
      <text:p text:style-name="P99"/>
      <text:p text:style-name="P63">RDS Backups</text:p>
      <text:p text:style-name="P99">Backups are automatically enabled in RDS</text:p>
      <text:p text:style-name="P99"/>
      <text:p text:style-name="P110">Automated backups:</text:p>
      <text:list xml:id="list1438134244" text:style-name="L52">
        <text:list-item>
          <text:p text:style-name="P101">Daily full snapshot of the database</text:p>
        </text:list-item>
        <text:list-item>
          <text:p text:style-name="P101">Capture transaction logs in real time</text:p>
        </text:list-item>
      </text:list>
      <text:p text:style-name="P99"><text:tab/>=&gt; ability to restore to any point in time</text:p>
      <text:list xml:id="list4187089101" text:style-name="L53">
        <text:list-item>
          <text:p text:style-name="P103">7 days retention (can be increased to 35 days)</text:p>
          <text:p text:style-name="P103"/>
        </text:list-item>
      </text:list>
      <text:p text:style-name="P111">DB Snapshots:</text:p>
      <text:list xml:id="list154924442217495" text:continue-numbering="true" text:style-name="L53">
        <text:list-item>
          <text:p text:style-name="P102">Manually triggered by the user</text:p>
        </text:list-item>
        <text:list-item>
          <text:p text:style-name="P102">Retention of backup for as long as you want</text:p>
        </text:list-item>
      </text:list>
      <text:p text:style-name="P99"/>
      <text:p text:style-name="P63">RDS Encryption</text:p>
      <text:list xml:id="list1562809426" text:style-name="L54">
        <text:list-item>
          <text:p text:style-name="P104">Encryption at rest capability with AWS KMS - AES-256 encryption</text:p>
        </text:list-item>
        <text:list-item>
          <text:p text:style-name="P104"><text:s/>SSL certificates to encrypt data to RDS in flight</text:p>
        </text:list-item>
      </text:list>
      <text:p text:style-name="P99"><text:s/><text:span text:style-name="T26">To enforce SSL:</text:span></text:p>
      <text:list xml:id="list1518358508" text:style-name="L55">
        <text:list-item>
          <text:p text:style-name="P105">PostgreSQL: rds.force_ssl=1 in the AWS RDS Console (Paratemer Groups)</text:p>
        </text:list-item>
        <text:list-item>
          <text:p text:style-name="P105">MySQL: Within the DB:</text:p>
          <text:p text:style-name="P105">GRANT USAGE ON *.* TO 'mysqluser'@'%' REQUIRE SSL;</text:p>
        </text:list-item>
      </text:list>
      <text:p text:style-name="P110">To connect using SSL:</text:p>
      <text:list xml:id="list3031391267" text:style-name="L56">
        <text:list-item>
          <text:p text:style-name="P106">Provide the SSL Trust certificate (can be download from AWS)</text:p>
        </text:list-item>
        <text:list-item>
          <text:p text:style-name="P106">Provide SSL options when connecting to database</text:p>
        </text:list-item>
      </text:list>
      <text:p text:style-name="P99"/>
      <text:p text:style-name="P63">RDS Security</text:p>
      <text:p text:style-name="P99">• RDS databases are usually deployed within a private subnet, not in a</text:p>
      <text:p text:style-name="P99">public one</text:p>
      <text:p text:style-name="P99">• RDS Security works by leveraging security groups (the same concept as</text:p>
      <text:p text:style-name="P99">for EC2 instances) – it controls who can communicate with RDS</text:p>
      <text:p text:style-name="P99">• IAM policies help control who can manage AWS RDS</text:p>
      <text:p text:style-name="P99">• Traditional Username and Password can be used to login to the</text:p>
      <text:p text:style-name="P99">database</text:p>
      <text:p text:style-name="P99">• IAM users can now be used too (for MySQL / Aurora – NEW!<text:span text:style-name="T27">)</text:span></text:p>
      <text:p text:style-name="P99"/>
      <text:p text:style-name="P63">RDS vs Aurora</text:p>
      <text:p text:style-name="P99">• Aurora is a proprietary technology from AWS (not open sourced)</text:p>
      <text:p text:style-name="P99">• Postgres and MySQL are both supported as Aurora DB (that means your</text:p>
      <text:p text:style-name="P99">drivers will work as if Aurora was a Postgres or MySQL database)</text:p>
      <text:p text:style-name="P99">• Aurora is “AWS cloud optimized” and claims 5x performance improvement</text:p>
      <text:p text:style-name="P99">over MySQL on RDS, over 3x the performance of Postgres on RDS</text:p>
      <text:p text:style-name="P99">• Aurora storage automatically grows in increments of 10GB, up to 64 TB.</text:p>
      <text:p text:style-name="P99">• Aurora can have 15 replicas while MySQL has 5, and the replication process</text:p>
      <text:p text:style-name="P99">is faster (sub 10 ms replica lag)</text:p>
      <text:p text:style-name="P99">• Failover in Aurora is instantaneous. It’s HA native.</text:p>
      <text:p text:style-name="P99">• Aurora costs more than RDS (20% more) – but is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4:03:32.185168217</meta:creation-date>
    <dc:date>2019-04-18T15:49:23.168189457</dc:date>
    <meta:editing-duration>PT2H2M50S</meta:editing-duration>
    <meta:editing-cycles>33</meta:editing-cycles>
    <meta:generator>LibreOffice/6.0.7.3$Linux_X86_64 LibreOffice_project/00m0$Build-3</meta:generator>
    <meta:document-statistic meta:table-count="0" meta:image-count="0" meta:object-count="0" meta:page-count="10" meta:paragraph-count="384" meta:word-count="3710" meta:character-count="20176" meta:non-whitespace-character-count="17055"/>
  </office:meta>
</office:document-meta>
</file>